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175cm" svg:x="2.2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9.404cm" svg:y="3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4-01T14:16:03</meta:creation-date>
    <dc:date>2012-04-01T14:44:13</dc:date>
    <dc:creator>Benjamin </dc:creator>
    <meta:editing-duration>PT00H28M11S</meta:editing-duration>
    <meta:editing-cycles>3</meta:editing-cycles>
    <meta:generator>OpenOffice.org/3.2$Linux OpenOffice.org_project/320m19$Build-9505</meta:generator>
    <meta:document-statistic meta:object-count="2"/>
  </office:meta>
</office:document-meta>
</file>